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14mm"/>
    </style:style>
    <style:style style:name="ro1" style:family="table-row">
      <style:table-row-properties style:row-height="6.0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bacete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icante/Alacant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lmería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aba/Álava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Asturias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Ávila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adajoz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alears, Illes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arcelona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Bizkaia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urgos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áceres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ádiz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antabria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astellón/Castelló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iudad Real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órdoba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oruña, A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Cuenca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Gipuzkoa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Girona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Granada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Guadalajara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Huelva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Huesca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Jaén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León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Lleida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Lugo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Madrid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Málaga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Murcia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avarra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Ourense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Palencia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Palmas, Las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Pontevedra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Rioja, La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Salamanca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Santa Cruz de Tenerife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Segovia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Sevilla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Soria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Tarragona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Teruel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Toledo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Valencia/València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Valladolid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Zamora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Zaragoza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euta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Melilla</text:p>
          </table:table-cell>
        </table:table-row>
        <table:table-row table:style-name="ro1" table:number-rows-repeated="104852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0/00/0000</text:date>, <text:time style:data-style-name="N2" text:time-value="13:11:27.94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13:01:31.373000000</meta:creation-date>
    <dc:date>2016-01-09T13:13:42.717000000</dc:date>
    <meta:editing-duration>PT4M9S</meta:editing-duration>
    <meta:editing-cycles>2</meta:editing-cycles>
    <meta:generator>LibreOffice/5.0.3.2$Windows_x86 LibreOffice_project/e5f16313668ac592c1bfb310f4390624e3dbfb75</meta:generator>
    <meta:document-statistic meta:table-count="1" meta:cell-count="104" meta:object-count="0"/>
  </office:meta>
</office:document-meta>
</file>